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text-properties style:font-name="Arial1"/>
    </style:style>
    <style:style style:name="P4" style:family="paragraph" style:parent-style-name="Text_20_body">
      <style:paragraph-properties fo:text-align="justify" style:justify-single-word="false"/>
      <style:text-properties style:font-name="Arial1"/>
    </style:style>
    <style:style style:name="P5" style:family="paragraph" style:parent-style-name="Text_20_body">
      <style:paragraph-properties fo:text-align="justify" style:justify-single-word="false"/>
      <style:text-properties style:font-name="Arial1" fo:font-size="12pt" style:font-size-asian="12pt" style:font-size-complex="12pt"/>
    </style:style>
    <style:style style:name="P6" style:family="paragraph" style:parent-style-name="Text_20_body">
      <style:paragraph-properties fo:margin-left="0.5429in" fo:margin-right="1.9165in" fo:margin-top="0.0264in" fo:margin-bottom="0in" loext:contextual-spacing="false" fo:line-height="138%" fo:text-indent="-0.4571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12ad1" style:text-blinking="false" fo:background-color="transparent" style:font-size-asian="12pt" style:font-size-complex="12pt"/>
    </style:style>
    <style:style style:name="P7" style:family="paragraph" style:parent-style-name="Text_20_body">
      <style:paragraph-properties fo:margin-left="0.0465in" fo:margin-right="0.3201in" fo:margin-top="0.0264in" fo:margin-bottom="0in" loext:contextual-spacing="false" fo:line-height="138%" fo:text-indent="-1.4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12ad1" style:text-blinking="false" fo:background-color="transparent"/>
    </style:style>
    <style:style style:name="P8" style:family="paragraph" style:parent-style-name="Text_20_body">
      <style:paragraph-properties fo:margin-left="0.0465in" fo:margin-right="0.3201in" fo:margin-top="0.0264in" fo:margin-bottom="0in" loext:contextual-spacing="false" fo:line-height="138%" fo:text-indent="-1.4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1ec69" style:text-blinking="false" fo:background-color="transparent" style:font-size-asian="12pt" style:font-size-complex="12pt"/>
    </style:style>
    <style:style style:name="P9" style:family="paragraph" style:parent-style-name="Text_20_body">
      <style:paragraph-properties fo:margin-left="0.0465in" fo:margin-right="0.3201in" fo:margin-top="0.0264in" fo:margin-bottom="0in" loext:contextual-spacing="false" fo:line-height="138%" fo:text-indent="-1.45in" style:auto-text-indent="false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12ad1" style:text-blinking="false" fo:background-color="transparent" style:font-size-asian="12pt" style:font-size-complex="12pt"/>
    </style:style>
    <style:style style:name="P10" style:family="paragraph" style:parent-style-name="Text_20_body">
      <style:paragraph-properties fo:margin-left="0.0465in" fo:margin-right="0.3201in" fo:margin-top="0.0264in" fo:margin-bottom="0in" loext:contextual-spacing="false" fo:line-height="138%" fo:text-indent="-1.45in" style:auto-text-indent="false" fo:padding="0in" fo:border="none" style:writing-mode="lr-tb"/>
      <style:text-properties style:font-name="Arial1" fo:font-size="12pt" officeooo:paragraph-rsid="00012ad1" style:font-size-asian="12pt" style:font-size-complex="12pt"/>
    </style:style>
    <style:style style:name="P11" style:family="paragraph" style:parent-style-name="Text_20_body">
      <style:paragraph-properties fo:margin-left="0.0465in" fo:margin-right="0.3201in" fo:margin-top="0.0264in" fo:margin-bottom="0in" loext:contextual-spacing="false" fo:line-height="138%" fo:text-indent="-1.45in" style:auto-text-indent="false" fo:break-before="column" fo:padding="0in" fo:border="none" style:writing-mode="lr-tb"/>
      <style:text-properties fo:font-variant="normal" fo:text-transform="none" fo:color="#000000" style:text-line-through-style="none" style:text-line-through-type="none" style:font-name="Arial1" fo:font-size="12pt" fo:font-style="normal" style:text-underline-style="none" fo:font-weight="normal" officeooo:paragraph-rsid="00012ad1" style:text-blinking="false" fo:background-color="transparent" style:font-size-asian="12pt" style:font-size-complex="12pt"/>
    </style:style>
    <style:style style:name="P12" style:family="paragraph" style:parent-style-name="Heading_20_1">
      <style:text-properties style:font-name="Arial1" fo:font-size="12pt" style:font-size-asian="12pt" style:font-size-complex="12pt"/>
    </style:style>
    <style:style style:name="P13" style:family="paragraph" style:parent-style-name="Heading_20_3">
      <style:paragraph-properties fo:text-align="justify" style:justify-single-word="false"/>
    </style:style>
    <style:style style:name="P14" style:family="paragraph" style:parent-style-name="Heading_20_3">
      <style:paragraph-properties fo:text-align="justify" style:justify-single-word="false"/>
      <style:text-properties style:font-name="Arial1"/>
    </style:style>
    <style:style style:name="T1" style:family="text">
      <style:text-properties fo:font-variant="normal" fo:text-transform="none" fo:color="#000000" style:text-line-through-style="none" style:text-line-through-type="none" style:font-name="Arial" fo:font-size="12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fo:font-size="12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4" style:family="text">
      <style:text-properties officeooo:rsid="00012ad1"/>
    </style:style>
    <style:style style:name="T5" style:family="text">
      <style:text-properties officeooo:rsid="0001ec69"/>
    </style:style>
    <style:style style:name="T6" style:family="text">
      <style:text-properties style:font-name="Arial1"/>
    </style:style>
    <style:style style:name="T7" style:family="text">
      <style:text-properties style:font-name="Arial1" fo:font-size="12pt" style:font-size-asian="12pt" style:font-size-complex="12pt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color="#000000"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12" text:outline-level="1">Setting up a Single Node Hadoop Cluster</text:h>
      <text:h text:style-name="Heading_20_2" text:outline-level="2"><text:span text:style-name="Strong_20_Emphasis"><text:span text:style-name="T7">Install Hadoop</text:span></text:span></text:h>
      <text:h text:style-name="P13" text:outline-level="3"><text:span text:style-name="Strong_20_Emphasis"><text:span text:style-name="T7">Step 1: </text:span></text:span><text:span text:style-name="T7">download the Java 8 Package. Save this file in your home directory.</text:span></text:h>
      <text:h text:style-name="P13" text:outline-level="3"><text:span text:style-name="Strong_20_Emphasis"><text:span text:style-name="T7">Step 2:</text:span></text:span><text:span text:style-name="T7"> Extract the Java Tar File.</text:span></text:h>
      <text:p text:style-name="Text_20_body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tar -xvf jdk-8u101-linux-i586.tar.gz</text:span></text:p>
      <text:h text:style-name="Heading_20_3" text:outline-level="3"><text:span text:style-name="Strong_20_Emphasis"><text:span text:style-name="T7">Step 3: </text:span></text:span><text:span text:style-name="T7">Download the Hadoop 2.7.3 Package.</text:span></text:h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wget https://archive.apache.org/dist/hadoop/core/hadoop-2.7.3/hadoop-2.7.3.tar.gz</text:span></text:p>
      <text:h text:style-name="Heading_20_3" text:outline-level="3"><text:span text:style-name="Strong_20_Emphasis"><text:span text:style-name="T7">Step 4: </text:span></text:span><text:span text:style-name="T7">Extract the Hadoop tar File.</text:span></text:h>
      <text:p text:style-name="P2"><text:span text:style-name="Strong_20_Emphasis"><text:span text:style-name="Emphasis"><text:span text:style-name="T7">Command</text:span></text:span></text:span><text:span text:style-name="T7">: tar -xvf hadoop-2.7.3.tar.gz</text:span></text:p>
      <text:h text:style-name="Heading_20_3" text:outline-level="3"><text:span text:style-name="Strong_20_Emphasis"><text:span text:style-name="T7">Step 5: </text:span></text:span><text:span text:style-name="T7">Add the Hadoop and Java paths in the bash file (.bashrc). </text:span></text:h>
      <text:p text:style-name="P2"><text:span text:style-name="T7">Open</text:span><text:span text:style-name="Strong_20_Emphasis"><text:span text:style-name="T7">.</text:span></text:span><text:span text:style-name="T7"> </text:span><text:span text:style-name="Strong_20_Emphasis"><text:span text:style-name="T7">bashrc</text:span></text:span><text:span text:style-name="T7"> file. Now, add Hadoop and Java Path .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 vi .bashrc</text:span></text:p>
      <text:p text:style-name="P6"><text:bookmark text:name="docs-internal-guid-6c6444cd-7fff-7fea-8598-8f3711469e31"/>i. press i or insert to make file editable</text:p>
      <text:p text:style-name="P6">b. add below line in the file </text:p>
      <text:p text:style-name="P8"><text:tab/>export <text:s/>JAVA_HOME=/usr/lib/jvm/jre-1.7.0-openjdk</text:p>
      <text:p text:style-name="P9"><text:tab/><text:span text:style-name="T4">export PATH=/usr/lib/jvm/jre-1.7.0-openjdk/bin:$PATH</text:span></text:p>
      <text:p text:style-name="P9"><text:tab/><text:bookmark text:name="docs-internal-guid-880c6f9f-7fff-8405-5439-f6135454c65a"/>export HADOOP_HOME=&lt;path-to-hadoop-dir&gt;</text:p>
      <text:p text:style-name="P8"><text:tab/><text:span text:style-name="T5">export PATH=$PATH:&lt;path-to-hadoop-dir&gt;/bin</text:span></text:p>
      <text:p text:style-name="P11"><text:tab/>ii. press ESC to come out of the edit mode and then press :wq; </text:p>
      <text:p text:style-name="P10"><text:span text:style-name="T3"><text:tab/></text:span>For applying all these changes to the current Terminal, execute the source command.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source .bashrc</text:span></text:p>
      <text:p text:style-name="P5">To make sure that Java and Hadoop have been properly installed on your system and can be accessed through the Terminal, execute the java -version and hadoop version commands.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 </text:span></text:span><text:span text:style-name="T7">java -version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 </text:span></text:span><text:span text:style-name="T7">hadoop version</text:span></text:p>
      <text:h text:style-name="P13" text:outline-level="3"><text:span text:style-name="Strong_20_Emphasis"><text:span text:style-name="T7">Step 6: </text:span></text:span><text:span text:style-name="T7">Edit the </text:span><text:a xlink:type="simple" xlink:href="https://www.edureka.co/blog/explaining-hadoop-configuration/" office:target-frame-name="_blank" xlink:show="new" text:style-name="Internet_20_link" text:visited-style-name="Visited_20_Internet_20_Link"><text:span text:style-name="Strong_20_Emphasis"><text:span text:style-name="T9">Hadoop Configuration files</text:span></text:span></text:a><text:span text:style-name="T9">.</text:span></text:h>
      <text:p text:style-name="P2"><text:span text:style-name="Emphasis"><text:span text:style-name="Strong_20_Emphasis"><text:span text:style-name="T7">Command:</text:span></text:span></text:span><text:span text:style-name="T7"> cd hadoop-2.7.3/etc/hadoop/</text:span></text:p>
      <text:p text:style-name="P2"><text:span text:style-name="Emphasis"><text:span text:style-name="Strong_20_Emphasis"><text:span text:style-name="T7">Command:</text:span></text:span></text:span><text:span text:style-name="T7"> ls</text:span></text:p>
      <text:p text:style-name="P2"><text:soft-page-break/><text:span text:style-name="T7">All the Hadoop configuration files are located in </text:span><text:span text:style-name="Strong_20_Emphasis"><text:span text:style-name="T7">hadoop-2.7.3/etc/hadoop</text:span></text:span><text:span text:style-name="T7"> directory</text:span></text:p>
      <text:h text:style-name="P13" text:outline-level="3"><text:span text:style-name="Strong_20_Emphasis"><text:span text:style-name="T7">Step 7: </text:span></text:span><text:span text:style-name="T7">Open </text:span><text:span text:style-name="Emphasis"><text:span text:style-name="T7">core-site.xml</text:span></text:span><text:span text:style-name="T7"> and edit the property mentioned below inside configuration tag:</text:span></text:h>
      <text:p text:style-name="P2"><text:span text:style-name="Emphasis"><text:span text:style-name="T7">core-site.xml</text:span></text:span><text:span text:style-name="T7"> informs Hadoop daemon where NameNode runs in the cluster. It contains configuration settings of Hadoop core such as I/O settings that are common to HDFS &amp; MapReduce.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vi core-site.xml</text:span></text:p>
      <text:p text:style-name="P1"><text:span text:style-name="Source_20_Text"><text:span text:style-name="T7">&lt;?xml</text:span></text:span><text:span text:style-name="T7"> </text:span><text:span text:style-name="Source_20_Text"><text:span text:style-name="T7">version="1.0"</text:span></text:span><text:span text:style-name="T7"> </text:span><text:span text:style-name="Source_20_Text"><text:span text:style-name="T7">encoding="UTF-8"?&gt;</text:span></text:span></text:p>
      <text:p text:style-name="Standard"><text:span text:style-name="Source_20_Text"><text:span text:style-name="T7">&lt;?xml-stylesheet</text:span></text:span><text:span text:style-name="T7"> </text:span><text:span text:style-name="Source_20_Text"><text:span text:style-name="T7">type="text/xsl"</text:span></text:span><text:span text:style-name="T7"> </text:span><text:span text:style-name="Source_20_Text"><text:span text:style-name="T7">href="configuration.xsl"?&gt;</text:span></text:span></text:p>
      <text:p text:style-name="Standard"><text:span text:style-name="Source_20_Text"><text:span text:style-name="T7">&lt;configuration&gt;</text:span></text:span></text:p>
      <text:p text:style-name="Standard"><text:span text:style-name="Source_20_Text"><text:span text:style-name="T7">&lt;property&gt;</text:span></text:span></text:p>
      <text:p text:style-name="Standard"><text:span text:style-name="Source_20_Text"><text:span text:style-name="T7">&lt;name&gt;fs.default.name&lt;/name&gt;</text:span></text:span></text:p>
      <text:p text:style-name="Standard"><text:span text:style-name="Source_20_Text"><text:span text:style-name="T7">&lt;value&gt;hdfs://localhost:9000&lt;/value&gt;</text:span></text:span></text:p>
      <text:p text:style-name="Standard"><text:span text:style-name="Source_20_Text"><text:span text:style-name="T7">&lt;/property&gt;</text:span></text:span></text:p>
      <text:p text:style-name="Standard"><text:span text:style-name="Source_20_Text"><text:span text:style-name="T7">&lt;/configuration&gt;</text:span></text:span></text:p>
      <text:p text:style-name="P5"/>
      <text:h text:style-name="P13" text:outline-level="3"><text:span text:style-name="Strong_20_Emphasis"><text:span text:style-name="T7">Step 8:</text:span></text:span><text:span text:style-name="T7"> Edit </text:span><text:span text:style-name="Emphasis"><text:span text:style-name="T7">hdfs-site.xml </text:span></text:span><text:span text:style-name="T7">and edit the property mentioned below inside configuration tag:</text:span></text:h>
      <text:p text:style-name="P2"><text:span text:style-name="Emphasis"><text:span text:style-name="T7">hdfs-site.xml</text:span></text:span><text:span text:style-name="T7"> contains configuration settings of HDFS daemons (i.e. NameNode, DataNode, Secondary NameNode). It also includes the replication factor and block size of HDFS.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vi hdfs-site.xml</text:span></text:p>
      <text:p text:style-name="P1"><text:span text:style-name="Source_20_Text"><text:span text:style-name="T7">&lt;?xml</text:span></text:span><text:span text:style-name="T7"> </text:span><text:span text:style-name="Source_20_Text"><text:span text:style-name="T7">version="1.0"</text:span></text:span><text:span text:style-name="T7"> </text:span><text:span text:style-name="Source_20_Text"><text:span text:style-name="T7">encoding="UTF-8"?&gt;</text:span></text:span></text:p>
      <text:p text:style-name="Standard"><text:span text:style-name="Source_20_Text"><text:span text:style-name="T7">&lt;?xml-stylesheet</text:span></text:span><text:span text:style-name="T7"> </text:span><text:span text:style-name="Source_20_Text"><text:span text:style-name="T7">type="text/xsl"</text:span></text:span><text:span text:style-name="T7"> </text:span><text:span text:style-name="Source_20_Text"><text:span text:style-name="T7">href="configuration.xsl"?&gt;</text:span></text:span></text:p>
      <text:p text:style-name="Standard"><text:span text:style-name="Source_20_Text"><text:span text:style-name="T7">&lt;configuration&gt;</text:span></text:span></text:p>
      <text:p text:style-name="Standard"><text:span text:style-name="Source_20_Text"><text:span text:style-name="T7">&lt;property&gt;</text:span></text:span></text:p>
      <text:p text:style-name="Standard"><text:span text:style-name="Source_20_Text"><text:span text:style-name="T7">&lt;name&gt;dfs.replication&lt;/name&gt;</text:span></text:span></text:p>
      <text:p text:style-name="Standard"><text:span text:style-name="Source_20_Text"><text:span text:style-name="T7">&lt;value&gt;1&lt;/value&gt;</text:span></text:span></text:p>
      <text:p text:style-name="Standard"><text:span text:style-name="Source_20_Text"><text:span text:style-name="T7">&lt;/property&gt;</text:span></text:span></text:p>
      <text:p text:style-name="Standard"><text:span text:style-name="Source_20_Text"><text:span text:style-name="T7">&lt;property&gt;</text:span></text:span></text:p>
      <text:p text:style-name="Standard"><text:span text:style-name="Source_20_Text"><text:span text:style-name="T7">&lt;name&gt;dfs.permission&lt;/name&gt;</text:span></text:span></text:p>
      <text:p text:style-name="Standard"><text:span text:style-name="Source_20_Text"><text:span text:style-name="T7">&lt;value&gt;false&lt;/value&gt;</text:span></text:span></text:p>
      <text:p text:style-name="Standard"><text:span text:style-name="Source_20_Text"><text:span text:style-name="T7">&lt;/property&gt;</text:span></text:span></text:p>
      <text:p text:style-name="Standard"><text:span text:style-name="Source_20_Text"><text:span text:style-name="T7">&lt;/configuration&gt;</text:span></text:span></text:p>
      <text:h text:style-name="P13" text:outline-level="3"><text:span text:style-name="Strong_20_Emphasis"><text:span text:style-name="T7">Step 9: </text:span></text:span><text:span text:style-name="T7">Edit the </text:span><text:span text:style-name="Emphasis"><text:span text:style-name="T7">mapred-site.xml</text:span></text:span><text:span text:style-name="T7"> file and edit the property mentioned below inside configuration tag:</text:span></text:h>
      <text:p text:style-name="P5">In some cases, mapred-site.xml file is not available. So, we have to create the mapred-site.xml file using mapred-site.xml template.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cp mapred-site.xml.template mapred-site.xml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 </text:span></text:span><text:span text:style-name="T7">vi mapred-site.xml.</text:span></text:p>
      <text:p text:style-name="P1"><text:soft-page-break/><text:span text:style-name="Source_20_Text"><text:span text:style-name="T7">&lt;?xml</text:span></text:span><text:span text:style-name="T7"> </text:span><text:span text:style-name="Source_20_Text"><text:span text:style-name="T7">version="1.0"</text:span></text:span><text:span text:style-name="T7"> </text:span><text:span text:style-name="Source_20_Text"><text:span text:style-name="T7">encoding="UTF-8"?&gt;</text:span></text:span></text:p>
      <text:p text:style-name="Standard"><text:span text:style-name="Source_20_Text"><text:span text:style-name="T7">&lt;?xml-stylesheet</text:span></text:span><text:span text:style-name="T7"> </text:span><text:span text:style-name="Source_20_Text"><text:span text:style-name="T7">type="text/xsl"</text:span></text:span><text:span text:style-name="T7"> </text:span><text:span text:style-name="Source_20_Text"><text:span text:style-name="T7">href="configuration.xsl"?&gt;</text:span></text:span></text:p>
      <text:p text:style-name="Standard"><text:span text:style-name="Source_20_Text"><text:span text:style-name="T7">&lt;configuration&gt;</text:span></text:span></text:p>
      <text:p text:style-name="Standard"><text:span text:style-name="Source_20_Text"><text:span text:style-name="T7">&lt;property&gt;</text:span></text:span></text:p>
      <text:p text:style-name="Standard"><text:span text:style-name="Source_20_Text"><text:span text:style-name="T7">&lt;name&gt;mapreduce.framework.name&lt;/name&gt;</text:span></text:span></text:p>
      <text:p text:style-name="Standard"><text:span text:style-name="Source_20_Text"><text:span text:style-name="T7">&lt;value&gt;yarn&lt;/value&gt;</text:span></text:span></text:p>
      <text:p text:style-name="Standard"><text:span text:style-name="Source_20_Text"><text:span text:style-name="T7">&lt;/property&gt;</text:span></text:span></text:p>
      <text:p text:style-name="Standard"><text:span text:style-name="Source_20_Text"><text:span text:style-name="T7">&lt;/configuration&gt;</text:span></text:span></text:p>
      <text:h text:style-name="P13" text:outline-level="3"><text:span text:style-name="Strong_20_Emphasis"><text:span text:style-name="T7">Step 10:</text:span></text:span><text:span text:style-name="T7"> Edit </text:span><text:span text:style-name="Emphasis"><text:span text:style-name="T7">yarn-site.xml</text:span></text:span><text:span text:style-name="T7"> and edit the property mentioned below inside configuration tag:</text:span></text:h>
      <text:p text:style-name="P2"><text:span text:style-name="Emphasis"><text:span text:style-name="T7">yarn-site.xml</text:span></text:span><text:span text:style-name="T7"> contains configuration settings of ResourceManager and NodeManager like application memory management size, the operation needed on program &amp; algorithm, etc.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vi yarn-site.xml</text:span></text:p>
      <text:p text:style-name="P1"><text:span text:style-name="Source_20_Text"><text:span text:style-name="T7">&lt;?xml</text:span></text:span><text:span text:style-name="T7"> </text:span><text:span text:style-name="Source_20_Text"><text:span text:style-name="T7">version="1.0"&gt;</text:span></text:span></text:p>
      <text:p text:style-name="Standard"><text:span text:style-name="Source_20_Text"><text:span text:style-name="T7">&lt;configuration&gt;</text:span></text:span></text:p>
      <text:p text:style-name="Standard"><text:span text:style-name="Source_20_Text"><text:span text:style-name="T7">&lt;property&gt;</text:span></text:span></text:p>
      <text:p text:style-name="Standard"><text:span text:style-name="Source_20_Text"><text:span text:style-name="T7">&lt;name&gt;yarn.nodemanager.aux-services&lt;/name&gt;</text:span></text:span></text:p>
      <text:p text:style-name="Standard"><text:span text:style-name="Source_20_Text"><text:span text:style-name="T7">&lt;value&gt;mapreduce_shuffle&lt;/value&gt;</text:span></text:span></text:p>
      <text:p text:style-name="Standard"><text:span text:style-name="Source_20_Text"><text:span text:style-name="T7">&lt;/property&gt;</text:span></text:span></text:p>
      <text:p text:style-name="Standard"><text:span text:style-name="Source_20_Text"><text:span text:style-name="T7">&lt;property&gt;</text:span></text:span></text:p>
      <text:p text:style-name="Standard"><text:span text:style-name="Source_20_Text"><text:span text:style-name="T7">&lt;name&gt;yarn.nodemanager.auxservices.mapreduce.shuffle.class&lt;/name&gt;</text:span></text:span></text:p>
      <text:p text:style-name="Standard"><text:span text:style-name="Source_20_Text"><text:span text:style-name="T7">&lt;value&gt;org.apache.hadoop.mapred.ShuffleHandler&lt;/value&gt;</text:span></text:span></text:p>
      <text:p text:style-name="Standard"><text:span text:style-name="Source_20_Text"><text:span text:style-name="T7">&lt;/property&gt;</text:span></text:span></text:p>
      <text:p text:style-name="Standard"><text:span text:style-name="Source_20_Text"><text:span text:style-name="T7">&lt;/configuration&gt;</text:span></text:span></text:p>
      <text:h text:style-name="P13" text:outline-level="3"><text:span text:style-name="Strong_20_Emphasis"><text:span text:style-name="T7">Step 11: </text:span></text:span><text:span text:style-name="T7">Edit</text:span><text:span text:style-name="Emphasis"><text:span text:style-name="T7"> hadoop-env.sh</text:span></text:span><text:span text:style-name="T7"> and add the Java Path as mentioned below:</text:span></text:h>
      <text:p text:style-name="P2"><text:span text:style-name="Emphasis"><text:span text:style-name="T7">hadoop-env.sh</text:span></text:span><text:span text:style-name="T7"> contains the environment variables that are used in the script to run Hadoop like Java home path, etc.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 vi hadoop–env.sh</text:span></text:p>
      <text:h text:style-name="P13" text:outline-level="3"><text:span text:style-name="Strong_20_Emphasis"><text:span text:style-name="T7">Step 12:</text:span></text:span><text:span text:style-name="T7"> Go to Hadoop home directory and format the NameNode.</text:span></text:h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 cd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 cd hadoop-2.7.3</text:span></text:p>
      <text:p text:style-name="P2"><text:span text:style-name="Strong_20_Emphasis"><text:span text:style-name="Emphasis"><text:span text:style-name="T7">Command</text:span></text:span></text:span><text:span text:style-name="Strong_20_Emphasis"><text:span text:style-name="T7">:</text:span></text:span><text:span text:style-name="T7"> bin/hadoop namenode -format</text:span></text:p>
      <text:p text:style-name="P5">This formats the HDFS via NameNode. This command is only executed for the first time. Formatting the file system means initializing the directory specified by the dfs.name.dir variable.</text:p>
      <text:p text:style-name="P5">Never format, up and running Hadoop filesystem. You will lose all your data stored in the HDFS.  </text:p>
      <text:h text:style-name="Heading_20_3" text:outline-level="3"><text:soft-page-break/><text:span text:style-name="Strong_20_Emphasis"><text:span text:style-name="T7">Step 13:</text:span></text:span><text:span text:style-name="T7"> Once the NameNode is formatted, go to hadoop-2.7.3/sbin directory and start all the daemons.</text:span></text:h>
      <text:p text:style-name="P2"><text:span text:style-name="Strong_20_Emphasis"><text:span text:style-name="Emphasis"><text:span text:style-name="T7">Command: </text:span></text:span></text:span><text:span text:style-name="T7">cd hadoop-2.7.3/sbin</text:span></text:p>
      <text:p text:style-name="P5">Either you can start all daemons with a single command or do it individually.</text:p>
      <text:p text:style-name="P2"><text:span text:style-name="Emphasis"><text:span text:style-name="Strong_20_Emphasis"><text:span text:style-name="T7">Command:</text:span></text:span></text:span><text:span text:style-name="Emphasis"><text:span text:style-name="T7"> ./</text:span></text:span><text:span text:style-name="T7">start-all.sh</text:span></text:p>
      <text:h text:style-name="P14" text:outline-level="3"><text:span text:style-name="Strong_20_Emphasis">Step 14:</text:span> To check that all the Hadoop services are up and running, run the below command.</text:h>
      <text:p text:style-name="P2"><text:span text:style-name="Strong_20_Emphasis"><text:span text:style-name="Emphasis">Command: </text:span></text:span>jps</text:p>
      <text:h text:style-name="P14" text:outline-level="3"><text:span text:style-name="Strong_20_Emphasis">Step 15:</text:span> Now open the browser and go to <text:span text:style-name="Strong_20_Emphasis">localhost</text:span>:<text:span text:style-name="Strong_20_Emphasis">50070/dfshealth.html</text:span> to check the NameNode interface.</text:h>
      <text:p text:style-name="P4"/>
      <text:p text:style-name="P7"/>
      <text:p text:style-name="P3"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family-generic="swiss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 Regular" style:font-family-asian="'Noto Sans CJK SC Regular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4T10:53:31.670498877</meta:creation-date>
    <dc:date>2020-03-24T11:19:55.770837431</dc:date>
    <meta:editing-duration>PT5M20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4" meta:paragraph-count="97" meta:word-count="573" meta:character-count="4573" meta:non-whitespace-character-count="4083"/>
  </office:meta>
</office:document-meta>
</file>